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30000002079CA0241EA9A2B4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kePHP and Heroku</text:h>
      <text:p text:style-name="Text_20_body">by <text:a xlink:type="simple" xlink:href="https://www.dereuromark.de/author/admin/" text:style-name="Internet_20_link" text:visited-style-name="Visited_20_Internet_20_Link">Mark</text:a> </text:p>
      <text:p text:style-name="Text_20_body">I was impressed with how straight forward it is to set up CakePHP apps on Heroku (or probably any Cloud solution probably).<text:line-break/>And it is free here for basic applications, especially for trying it out.</text:p>
      <text:h text:style-name="Heading_20_3" text:outline-level="3"><text:bookmark text:name="prepare-your-app"/>Prepare your app</text:h>
      <text:p text:style-name="Text_20_body">Your application needs a small adjustment to the composer.json in order to deploy</text:p>
      <text:p text:style-name="Preformatted_20_Text"><text:span text:style-name="Source_20_Text"><text:s text:c="4"/>"scripts": {</text:span></text:p>
      <text:p text:style-name="Preformatted_20_Text"><text:span text:style-name="Source_20_Text"><text:s text:c="8"/>"compile": [</text:span></text:p>
      <text:p text:style-name="Preformatted_20_Text"><text:span text:style-name="Source_20_Text"><text:s text:c="12"/>"echo '&lt;?php return [...]; ' &gt; config/app_local.php",</text:span></text:p>
      <text:p text:style-name="Preformatted_20_Text"><text:span text:style-name="Source_20_Text"><text:s text:c="12"/>"chmod +x bin/cake",</text:span></text:p>
      <text:p text:style-name="Preformatted_20_Text"><text:span text:style-name="Source_20_Text"><text:s text:c="12"/>"bin/cake migrations migrate --no-lock",</text:span></text:p>
      <text:p text:style-name="Preformatted_20_Text"><text:span text:style-name="Source_20_Text"><text:s text:c="12"/>...</text:span></text:p>
      <text:p text:style-name="Preformatted_20_Text"><text:span text:style-name="Source_20_Text"><text:s text:c="12"/>"bin/cake asset_compress build"</text:span></text:p>
      <text:p text:style-name="Preformatted_20_Text"><text:span text:style-name="Source_20_Text"><text:s text:c="8"/>],</text:span></text:p>
      <text:p text:style-name="Preformatted_20_Text"><text:span text:style-name="Source_20_Text"><text:s text:c="8"/>...</text:span></text:p>
      <text:p text:style-name="P2"><text:span text:style-name="Source_20_Text"><text:s text:c="4"/>},</text:span></text:p>
      <text:p text:style-name="Text_20_body">Heroku leverages the <text:span text:style-name="Source_20_Text">compile</text:span> script rows if available.</text:p>
      <text:p text:style-name="Text_20_body">The first line is the important one if you need to put any default <text:span text:style-name="Source_20_Text">app_default.php</text:span> in there. You can also check on the existence and only try to load it if the file is there.<text:line-break/>Some also use a specific template and copy it over like <text:span text:style-name="Source_20_Text">cp config/app_local.heroku.php config/app_local.php</text:span>. Make sure you <text:span text:style-name="Source_20_Text">env()</text:span>ed everything dynamic in there, though.</text:p>
      <text:p text:style-name="Text_20_body">The second line makes sure, the shells are executable.<text:line-break/>Then there is some migration needed, to populate the database with default data.<text:line-break/>Finally, you want to build the assets and maybe clear some cache.</text:p>
      <text:p text:style-name="Text_20_body">You could also add more commands for deployment, e.g. for seeding and alike. Bear in mind that they will be executed each time you deploy.</text:p>
      <text:p text:style-name="Text_20_body">All you local keys, credentials and non-committed configs need to be <text:span text:style-name="Source_20_Text">env()</text:span> based in your config.<text:line-break/>This way they can be later be injected from the server.</text:p>
      <text:p text:style-name="Preformatted_20_Text"><text:span text:style-name="Source_20_Text">// Your app_default.php</text:span></text:p>
      <text:p text:style-name="Preformatted_20_Text"><text:span text:style-name="Source_20_Text">return [</text:span></text:p>
      <text:p text:style-name="Preformatted_20_Text"><text:span text:style-name="Source_20_Text"><text:s text:c="4"/>'MyCustomThing' =&gt; [</text:span></text:p>
      <text:p text:style-name="Preformatted_20_Text"><text:span text:style-name="Source_20_Text"><text:s text:c="8"/>'currency' =&gt; env('DEFAULT_CURRENCY', 'EUR'),</text:span></text:p>
      <text:p text:style-name="P2"><text:span text:style-name="Source_20_Text"><text:s text:c="4"/>],</text:span></text:p>
      <text:p text:style-name="Text_20_body">The second value is the default value in case no dynamic server based config is being passed in.</text:p>
      <text:h text:style-name="Heading_20_3" text:outline-level="3"><text:bookmark text:name="prepare-the-server"/>Prepare the server</text:h>
      <text:p text:style-name="Text_20_body">Create a new Heroku server at <text:a xlink:type="simple" xlink:href="https://dashboard.heroku.com/" text:style-name="Internet_20_link" text:visited-style-name="Visited_20_Internet_20_Link">dashboard.heroku.com</text:a> and find a name, e.g. <text:span text:style-name="Source_20_Text">my-demo-app.herokuapp.com</text:span>.</text:p>
      <text:h text:style-name="Heading_20_4" text:outline-level="4"><text:bookmark text:name="resources"/><text:soft-page-break/>Resources</text:h>
      <text:p text:style-name="Text_20_body">You want to add a few add-ons like</text:p>
      <text:list xml:id="list4036193323" text:style-name="L1">
        <text:list-item>
          <text:p text:style-name="P6">Heroku Postgres or ClearDB MySQL </text:p>
        </text:list-item>
        <text:list-item>
          <text:p text:style-name="P6">Heroku Redis for caching </text:p>
        </text:list-item>
        <text:list-item>
          <text:p text:style-name="P3">Heroku Scheduler for cronjobs </text:p>
        </text:list-item>
      </text:list>
      <text:p text:style-name="Text_20_body">If you also want extensive monitoring, you can add New Relic APM.<text:line-break/>For all basic modules, it will still be free of charge so far.</text:p>
      <text:h text:style-name="Heading_20_4" text:outline-level="4"><text:bookmark text:name="settings"/>Settings</text:h>
      <text:p text:style-name="Text_20_body">Here we will now connect the add-ons to our app and inject configs.</text:p>
      <text:p text:style-name="Text_20_body">The default ones you need to set are:</text:p>
      <text:list xml:id="list966746122" text:style-name="L2">
        <text:list-item>
          <text:p text:style-name="P7"><text:span text:style-name="Source_20_Text">CACHE_DEFAULT_URL</text:span> should be set to the Redis URL <text:span text:style-name="Source_20_Text">redis://...</text:span>. </text:p>
        </text:list-item>
        <text:list-item>
          <text:p text:style-name="P4"><text:span text:style-name="Source_20_Text">DATABASE_URL</text:span> points to the <text:span text:style-name="Source_20_Text">postgres://...</text:span> or <text:span text:style-name="Source_20_Text">mysql://</text:span> URL depending on the add-on you chose </text:p>
        </text:list-item>
      </text:list>
      <text:p text:style-name="Text_20_body">On top of those you can now also set any of the other env() ones, e.g. our custom one:</text:p>
      <text:list xml:id="list3322859529" text:style-name="L3">
        <text:list-item>
          <text:p text:style-name="P8"><text:span text:style-name="Source_20_Text">DEFAULT_CURRENCY</text:span>: <text:span text:style-name="Source_20_Text">USD</text:span> </text:p>
        </text:list-item>
        <text:list-item>
          <text:p text:style-name="P5">… </text:p>
        </text:list-item>
      </text:list>
      <text:h text:style-name="Heading_20_3" text:outline-level="3"><text:bookmark text:name="deploy"/>Deploy</text:h>
      <text:p text:style-name="Text_20_body">Just give it a spin, try the "Manual Deploy" first, select a branch of your repository and hit "Deploy Branch".<text:line-break/>There should be a success message and a link to the deployed site, otherwise check the log output.</text:p>
      <text:h text:style-name="Heading_20_4" text:outline-level="4"><text:bookmark text:name="automate"/>Automate</text:h>
      <text:p text:style-name="Text_20_body">Once everything is working fine, you can also automate it in a way, that every merge or push into master triggers an auto-deploy.</text:p>
      <text:p text:style-name="Text_20_body">You can also set it up in a way that waits for green CI build before actually deploying and things like that.</text:p>
      <text:h text:style-name="Heading_20_3" text:outline-level="3"><text:bookmark text:name="tips"/>Tips</text:h>
      <text:h text:style-name="Heading_20_4" text:outline-level="4"><text:bookmark text:name=".htaccess"/>.htaccess</text:h>
      <text:p text:style-name="Text_20_body">Sometimes you don’t want to publish right away, or you have a testing/staging subdomain on top. Here you might want to restrict basic access.</text:p>
      <text:p text:style-name="Text_20_body">Simple HTTP auth password protection can be achieved with a simple addition to the <text:span text:style-name="Source_20_Text">.htaccess</text:span> file.<text:line-break/>At the very end, add:</text:p>
      <text:p text:style-name="Preformatted_20_Text"><text:span text:style-name="Source_20_Text">AuthUserFile /app/.htpasswd</text:span></text:p>
      <text:p text:style-name="Preformatted_20_Text"><text:span text:style-name="Source_20_Text">AuthType Basic</text:span></text:p>
      <text:p text:style-name="Preformatted_20_Text"><text:span text:style-name="Source_20_Text">AuthName "Restricted Access"</text:span></text:p>
      <text:p text:style-name="P2"><text:span text:style-name="Source_20_Text">Require valid-user</text:span></text:p>
      <text:p text:style-name="Text_20_body"><text:soft-page-break/>You also need to add a <text:span text:style-name="Source_20_Text">.htpasswd</text:span> file.</text:p>
      <text:p text:style-name="Text_20_body">To add or change a password, run</text:p>
      <text:p text:style-name="P2"><text:span text:style-name="Source_20_Text">htpasswd -c .htpasswd {your-username}</text:span></text:p>
      <text:p text:style-name="Text_20_body">on the app root directory.</text:p>
      <text:h text:style-name="Heading_20_4" text:outline-level="4"><text:bookmark text:name="logging-to-database"/>Logging to database</text:h>
      <text:p text:style-name="Text_20_body">Instead of file or console logging, you can look into the <text:a xlink:type="simple" xlink:href="https://github.com/dereuromark/CakePHP-DatabaseLog" text:style-name="Internet_20_link" text:visited-style-name="Visited_20_Internet_20_Link">DatabaseLog</text:a> plugin, which can log everything to a MySQL or Postgres database here for you. The most basic setup would be to just log into the same one:</text:p>
      <text:p text:style-name="Preformatted_20_Text"><text:span text:style-name="Source_20_Text">// app_default.php</text:span></text:p>
      <text:p text:style-name="Preformatted_20_Text"><text:span text:style-name="Source_20_Text"><text:s text:c="4"/>'Log' =&gt; [</text:span></text:p>
      <text:p text:style-name="Preformatted_20_Text"><text:span text:style-name="Source_20_Text"><text:s text:c="8"/>'debug' =&gt; [</text:span></text:p>
      <text:p text:style-name="Preformatted_20_Text"><text:span text:style-name="Source_20_Text"><text:s text:c="12"/>'className' =&gt; 'DatabaseLog.Database',</text:span></text:p>
      <text:p text:style-name="Preformatted_20_Text"><text:span text:style-name="Source_20_Text"><text:s text:c="12"/>'scope' =&gt; false,</text:span></text:p>
      <text:p text:style-name="Preformatted_20_Text"><text:span text:style-name="Source_20_Text"><text:s text:c="8"/>],</text:span></text:p>
      <text:p text:style-name="Preformatted_20_Text"><text:span text:style-name="Source_20_Text"><text:s text:c="8"/>'error' =&gt; [</text:span></text:p>
      <text:p text:style-name="Preformatted_20_Text"><text:span text:style-name="Source_20_Text"><text:s text:c="12"/>'className' =&gt; 'DatabaseLog.Database',</text:span></text:p>
      <text:p text:style-name="Preformatted_20_Text"><text:span text:style-name="Source_20_Text"><text:s text:c="12"/>'scope' =&gt; false,</text:span></text:p>
      <text:p text:style-name="Preformatted_20_Text"><text:span text:style-name="Source_20_Text"><text:s text:c="8"/>],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'DatabaseLog' =&gt; [</text:span></text:p>
      <text:p text:style-name="Preformatted_20_Text"><text:span text:style-name="Source_20_Text"><text:s text:c="8"/>'datasource' =&gt; 'default',</text:span></text:p>
      <text:p text:style-name="P2"><text:span text:style-name="Source_20_Text"><text:s text:c="4"/>],</text:span></text:p>
      <text:p text:style-name="Text_20_body">You can then quickly access them via <text:span text:style-name="Source_20_Text">/database-log/logs</text:span> backend off your Heroku app.</text:p>
      <text:h text:style-name="Heading_20_3" text:outline-level="3"><text:bookmark text:name="summa-summarum"/>Summa Summarum</text:h>
      <text:p text:style-name="Text_20_body">It really is super easy to deploy a Cake app this way, it is a good solution to show your progress an app to people, have it as basic staging server and alike.</text:p>
      <text:p text:style-name="Text_20_body">If you have more complex apps, you might want to go into build pipelines and more sophisticated approaches.</text:p>
      <text:p text:style-name="Standard"><text:a xlink:type="simple" xlink:href="https://www.dereuromark.de/2019/12/27/cakephp-and-heroku/" text:style-name="Internet_20_link" text:visited-style-name="Visited_20_Internet_20_Link">https://www.dereuromark.de/2019/12/27/cakephp-and-heroku/</text:a></text:p>
      <text:p text:style-name="Standard"/>
      <text:h text:style-name="P1" text:outline-level="1">Heroku Buildpack for CakePHP</text:h>
      <text:p text:style-name="Text_20_body"><draw:a xlink:type="simple" xlink:href="http://www.technomile.com/capabilities/application-development/heroku/cakephp"><draw:frame draw:style-name="fr1" draw:name="Figura1" text:anchor-type="as-char" svg:width="2.05cm" svg:height="1.051cm" draw:z-index="0"><draw:image xlink:href="https://camo.githubusercontent.com/ce3ce51f270a488c0395c9b2feab33b9246ee16fe7410c44a92811d257a2c36b/687474703a2f2f7777772e746563686e6f6d696c652e636f6d2f77702d636f6e74656e742f75706c6f6164732f323031352f30342f6865726f6b755f63616b65706870322e6a7067" xlink:type="simple" xlink:show="embed" xlink:actuate="onLoad"/><svg:title>CakePHP</svg:title></draw:frame></draw:a></text:p>
      <text:p text:style-name="Text_20_body"><text:a xlink:type="simple" xlink:href="http://www.technomile.com/" text:style-name="Internet_20_link" text:visited-style-name="Visited_20_Internet_20_Link">TechnoMile</text:a> created a sample website that demonstrates how to build customer blog with <text:a xlink:type="simple" xlink:href="http://www.cakephp.org/" text:style-name="Internet_20_link" text:visited-style-name="Visited_20_Internet_20_Link">CakePHP</text:a>.</text:p>
      <text:p text:style-name="Text_20_body">You can deploy your own version of CakePHP with MySQL on Heroku in seconds using the Heroku button below:</text:p>
      <text:p text:style-name="Text_20_body"><draw:a xlink:type="simple" xlink:href="https://heroku.com/deploy?template=https://github.com/technomile/Heroku-CakePHP-MySQL"><draw:frame draw:style-name="fr1" draw:name="Figura2" text:anchor-type="as-char" svg:width="3.942cm" svg:height="0.9cm" draw:z-index="1"><draw:image xlink:href="Pictures/10000201000000930000002079CA0241EA9A2B4B.png" xlink:type="simple" xlink:show="embed" xlink:actuate="onLoad" loext:mime-type="image/png"/><svg:title>Deploy</svg:title></draw:frame></draw:a></text:p>
      <text:p text:style-name="Text_20_body">You can see a live demo at <text:a xlink:type="simple" xlink:href="http://heroku-cakephp-mysql.herokuapp.com/" text:style-name="Internet_20_link" text:visited-style-name="Visited_20_Internet_20_Link">Heroku CakePHP MySQL</text:a></text:p>
      <text:p text:style-name="Text_20_body"><text:a xlink:type="simple" xlink:href="http://www.heroku.com/" text:style-name="Internet_20_link" text:visited-style-name="Visited_20_Internet_20_Link">Heroku</text:a> provides the tools and services you need to build and deploy customer-facing applications without having to worry about infrastructure.</text:p>
      <text:p text:style-name="Text_20_body"><text:a xlink:type="simple" xlink:href="http://www.cakephp.org/" text:style-name="Internet_20_link" text:visited-style-name="Visited_20_Internet_20_Link">CakePHP</text:a> is a rapid development framework for PHP which uses commonly known design patterns like Active Record, Association Data Mapping, Front Controller and MVC. Our primary goal is to provide a structured framework that enables PHP users at all levels to rapidly develop robust web applications, without any loss to flexibility.</text:p>
      <text:p text:style-name="Text_20_body"><draw:a xlink:type="simple" xlink:href="http://www.technomile.com/capabilities/application-development/heroku/cakephp"><draw:frame draw:style-name="fr1" draw:name="Figura3" text:anchor-type="as-char" svg:width="2.05cm" svg:height="1.051cm" draw:z-index="2"><draw:image xlink:href="https://camo.githubusercontent.com/6535ec6779806c8775ebc829648dd918344ca104f6473d86a111301704003ddb/687474703a2f2f7777772e746563686e6f6d696c652e636f6d2f77702d636f6e74656e742f75706c6f6164732f323031352f30332f63616b65666561747572655f6e65772e6a7067" xlink:type="simple" xlink:show="embed" xlink:actuate="onLoad"/><svg:title>Add-ons</svg:title></draw:frame></draw:a></text:p>
      <text:p text:style-name="Text_20_body">Check out the <text:a xlink:type="simple" xlink:href="http://technomile.github.io/cake-php/" text:style-name="Internet_20_link" text:visited-style-name="Visited_20_Internet_20_Link">documentation</text:a> to learn more about Heroku &amp; CakePHP and to set up your own instance.</text:p>
      <text:h text:style-name="Heading_20_1" text:outline-level="1">CakePHP via composer</text:h>
      <text:h text:style-name="Heading_20_4" text:outline-level="4"><text:bookmark text:name="user-content-composerjson"/>composer.json</text:h>
      <text:p text:style-name="Preformatted_20_Text">{</text:p>
      <text:p text:style-name="Preformatted_20_Text"><text:s text:c="2"/>"name": "assando-sites",</text:p>
      <text:p text:style-name="Preformatted_20_Text"><text:s text:c="2"/>"require": {</text:p>
      <text:p text:style-name="Preformatted_20_Text"><text:s text:c="4"/>"cakephp/cakephp": "&gt;=2.5.0",</text:p>
      <text:p text:style-name="Preformatted_20_Text"><text:s text:c="4"/>"ext-apcu": "*",</text:p>
      <text:p text:style-name="Preformatted_20_Text"><text:s text:c="4"/>"ext-imagick": "*",</text:p>
      <text:p text:style-name="Preformatted_20_Text"><text:s text:c="4"/>"ext-memcached": "*"</text:p>
      <text:p text:style-name="Preformatted_20_Text"><text:s text:c="2"/>},</text:p>
      <text:p text:style-name="Preformatted_20_Text"><text:s text:c="2"/>"config": {</text:p>
      <text:p text:style-name="Preformatted_20_Text"><text:s text:c="4"/>"vendor-dir": "Vendor/"</text:p>
      <text:p text:style-name="Preformatted_20_Text"><text:s text:c="2"/>}</text:p>
      <text:p text:style-name="P2">}</text:p>
      <text:h text:style-name="Heading_20_4" text:outline-level="4"><text:bookmark text:name="user-content-webrootindexphp"/>webroot/index.php</text:h>
      <text:p text:style-name="Preformatted_20_Text">&lt;?php</text:p>
      <text:p text:style-name="P2">define('CAKE_CORE_INCLUDE_PATH', ROOT . DS . APP_DIR . "/Vendor/cakephp/cakephp/lib");</text:p>
      <text:h text:style-name="Heading_20_4" text:outline-level="4"><text:bookmark text:name="user-content-configbootstrapphp"/>Config/bootstrap.php</text:h>
      <text:p text:style-name="Preformatted_20_Text">&lt;?php</text:p>
      <text:p text:style-name="Preformatted_20_Text"><text:soft-page-break/>// Load Composer autoload.</text:p>
      <text:p text:style-name="Preformatted_20_Text">require APP . '/Vendor/autoload.php';</text:p>
      <text:p text:style-name="Preformatted_20_Text"/>
      <text:p text:style-name="Preformatted_20_Text">// Remove and re-prepend CakePHP's autoloader as Composer thinks it is the</text:p>
      <text:p text:style-name="Preformatted_20_Text">// most important.</text:p>
      <text:p text:style-name="Preformatted_20_Text">// See: http://goo.gl/kKVJO7</text:p>
      <text:p text:style-name="Preformatted_20_Text">spl_autoload_unregister(array('App', 'load'));</text:p>
      <text:p text:style-name="P2">spl_autoload_register(array('App', 'load'), true, true);</text:p>
      <text:h text:style-name="Heading_20_4" text:outline-level="4"><text:bookmark text:name="user-content-gitignore"/>.gitignore</text:h>
      <text:p text:style-name="Preformatted_20_Text"><text:span text:style-name="Source_20_Text">tmp/*</text:span></text:p>
      <text:p text:style-name="Preformatted_20_Text"><text:span text:style-name="Source_20_Text">app/tmp/*</text:span></text:p>
      <text:p text:style-name="Preformatted_20_Text"><text:span text:style-name="Source_20_Text">!empty</text:span></text:p>
      <text:p text:style-name="P2"><text:span text:style-name="Source_20_Text">Vendor</text:span></text:p>
      <text:h text:style-name="Heading_20_1" text:outline-level="1"><text:bookmark text:name="user-content-cakephp-on-heroku"/>CakePHP on Heroku</text:h>
      <text:h text:style-name="Heading_20_4" text:outline-level="4"><text:bookmark text:name="user-content-confignginxconf"/>config/nginx.conf</text:h>
      <text:p text:style-name="Preformatted_20_Text">location / {</text:p>
      <text:p text:style-name="Preformatted_20_Text"><text:s text:c="4"/>try_files $uri @rewriteapp;</text:p>
      <text:p text:style-name="Preformatted_20_Text">}</text:p>
      <text:p text:style-name="Preformatted_20_Text"/>
      <text:p text:style-name="Preformatted_20_Text">location @rewriteapp {</text:p>
      <text:p text:style-name="Preformatted_20_Text"><text:s text:c="4"/>rewrite ^(.*)$ /index.php last;</text:p>
      <text:p text:style-name="Preformatted_20_Text">}</text:p>
      <text:p text:style-name="Preformatted_20_Text"/>
      <text:p text:style-name="Preformatted_20_Text">location ~ ^/index.php$ {</text:p>
      <text:p text:style-name="Preformatted_20_Text"><text:s text:c="4"/>fastcgi_pass heroku-fcgi;</text:p>
      <text:p text:style-name="Preformatted_20_Text"><text:s text:c="4"/>fastcgi_split_path_info ^(.+\.php)(/.*)$;</text:p>
      <text:p text:style-name="Preformatted_20_Text"><text:s text:c="4"/>include fastcgi_params;</text:p>
      <text:p text:style-name="Preformatted_20_Text"><text:s text:c="4"/>fastcgi_param SCRIPT_FILENAME $document_root$fastcgi_script_name;</text:p>
      <text:p text:style-name="Preformatted_20_Text"><text:s text:c="4"/>fastcgi_param HTTPS off;</text:p>
      <text:p text:style-name="P2">}</text:p>
      <text:h text:style-name="Heading_20_4" text:outline-level="4"><text:bookmark text:name="user-content-procfile"/>Procfile</text:h>
      <text:p text:style-name="P2"><text:span text:style-name="Source_20_Text">web: Vendor/bin/heroku-php-nginx -C Config/nginx.conf webroot</text:span></text:p>
      <text:h text:style-name="Heading_20_4" text:outline-level="4"><text:bookmark text:name="user-content-configdatabasephp"/>Config/database.php</text:h>
      <text:p text:style-name="Preformatted_20_Text">&lt;?php</text:p>
      <text:p text:style-name="Preformatted_20_Text">class DATABASE_CONFIG {</text:p>
      <text:p text:style-name="Preformatted_20_Text"/>
      <text:p text:style-name="Preformatted_20_Text"><text:s text:c="8"/>public $default;</text:p>
      <text:p text:style-name="Preformatted_20_Text"/>
      <text:p text:style-name="Preformatted_20_Text"><text:s text:c="8"/>public $test = array(</text:p>
      <text:p text:style-name="Preformatted_20_Text"><text:s text:c="16"/>'datasource' =&gt; 'Database/Mysql',</text:p>
      <text:p text:style-name="Preformatted_20_Text"><text:s text:c="16"/>'persistent' =&gt; false,</text:p>
      <text:p text:style-name="Preformatted_20_Text"><text:s text:c="16"/>'host' =&gt; 'localhost',</text:p>
      <text:p text:style-name="Preformatted_20_Text"><text:s text:c="16"/>'login' =&gt; 'user',</text:p>
      <text:p text:style-name="Preformatted_20_Text"><text:s text:c="16"/>'password' =&gt; 'password',</text:p>
      <text:p text:style-name="Preformatted_20_Text"><text:s text:c="16"/>'database' =&gt; 'test_database_name',</text:p>
      <text:p text:style-name="Preformatted_20_Text"><text:s text:c="16"/>'prefix' =&gt; '',</text:p>
      <text:p text:style-name="Preformatted_20_Text"><text:s text:c="16"/>//'encoding' =&gt; 'utf8',</text:p>
      <text:p text:style-name="Preformatted_20_Text"><text:s text:c="8"/>);</text:p>
      <text:p text:style-name="Preformatted_20_Text"/>
      <text:p text:style-name="Preformatted_20_Text"><text:s text:c="8"/>public function __construct() {</text:p>
      <text:p text:style-name="Preformatted_20_Text"><text:s text:c="4"/>$DATABASE_URL = parse_url($_ENV['DATABASE_URL']);</text:p>
      <text:p text:style-name="Preformatted_20_Text"><text:soft-page-break/><text:s text:c="4"/>$this-&gt;default = array(</text:p>
      <text:p text:style-name="Preformatted_20_Text"><text:s text:c="6"/>'datasource' =&gt; 'Database/Postgres',</text:p>
      <text:p text:style-name="Preformatted_20_Text"><text:s text:c="6"/>'persistent' =&gt; false,</text:p>
      <text:p text:style-name="Preformatted_20_Text"><text:s text:c="6"/>'host' <text:s text:c="6"/>=&gt; $DATABASE_URL['host'],</text:p>
      <text:p text:style-name="Preformatted_20_Text"><text:s text:c="6"/>'login' <text:s text:c="5"/>=&gt; $DATABASE_URL['user'],</text:p>
      <text:p text:style-name="Preformatted_20_Text"><text:s text:c="6"/>'password' <text:s text:c="2"/>=&gt; $DATABASE_URL['pass'],</text:p>
      <text:p text:style-name="Preformatted_20_Text"><text:s text:c="6"/>'database' <text:s text:c="2"/>=&gt; substr($DATABASE_URL['path'], 1),</text:p>
      <text:p text:style-name="Preformatted_20_Text"><text:s text:c="6"/>'prefix' <text:s text:c="4"/>=&gt; '',</text:p>
      <text:p text:style-name="Preformatted_20_Text"><text:s text:c="6"/>'encoding' <text:s text:c="2"/>=&gt; 'utf8',</text:p>
      <text:p text:style-name="Preformatted_20_Text"><text:s text:c="4"/>);</text:p>
      <text:p text:style-name="Preformatted_20_Text"><text:s text:c="2"/>}</text:p>
      <text:p text:style-name="P2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20:58:15.121532771</meta:creation-date>
    <dc:date>2021-05-19T21:01:06.646890149</dc:date>
    <meta:editing-duration>PT2M53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6" meta:paragraph-count="166" meta:word-count="1034" meta:character-count="7188" meta:non-whitespace-character-count="5804"/>
  </office:meta>
</office:document-meta>
</file>